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3"/>
    <style:style style:name="ce4" style:family="table-cell" style:parent-style-name="Default" style:data-style-name="N37"/>
    <style:style style:name="ce6" style:family="table-cell" style:parent-style-name="Default" style:data-style-name="N3">
      <style:table-cell-properties style:rotation-align="none"/>
    </style:style>
    <style:style style:name="ce7" style:family="table-cell" style:parent-style-name="Default" style:data-style-name="N3">
      <style:text-properties fo:color="#800080"/>
    </style:style>
    <style:style style:name="ce8" style:family="table-cell" style:parent-style-name="Default" style:data-style-name="N8110">
      <style:table-cell-properties style:rotation-align="none"/>
    </style:style>
    <style:style style:name="ce9" style:family="table-cell" style:parent-style-name="Default" style:data-style-name="N3">
      <style:text-properties fo:color="#2a6099"/>
    </style:style>
    <style:style style:name="ce10" style:family="table-cell" style:parent-style-name="Default" style:data-style-name="N110"/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2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2 meses de cable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ementerio</text:p>
          </table:table-cell>
          <table:table-cell office:value-type="float" office:value="14000">
            <text:p>14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6"/>
        </table:table-row>
      </table:table>
      <table:table table:name="feb19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office:value-type="float" office:value="271600">
            <text:p>271.6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SUM([.D5:.D6])" office:value-type="float" office:value="521600">
            <text:p>521.6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febrero</text:p>
          </table:table-cell>
          <table:table-cell table:number-columns-repeated="2"/>
          <table:table-cell table:style-name="ce11" office:value-type="string">
            <text:p>marzo</text:p>
          </table:table-cell>
          <table:table-cell table:style-name="Default"/>
          <table:table-cell/>
          <table:table-cell table:style-name="ce11" office:value-type="string">
            <text:p>quincena</text:p>
          </table:table-cell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estado</text:p>
          </table:table-cell>
          <table:table-cell office:value-type="float" office:value="68234">
            <text:p>68.234</text:p>
          </table:table-cell>
          <table:table-cell table:number-columns-repeated="2"/>
          <table:table-cell office:value-type="string">
            <text:p>Bestado</text:p>
          </table:table-cell>
          <table:table-cell office:value-type="float" office:value="69000">
            <text:p>69.0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uponer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uponera</text:p>
          </table:table-cell>
          <table:table-cell office:value-type="float" office:value="90000">
            <text:p>90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ax</text:p>
          </table:table-cell>
          <table:table-cell office:value-type="float" office:value="10000">
            <text:p>10.0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ip</text:p>
          </table:table-cell>
          <table:table-cell office:value-type="float" office:value="50000">
            <text:p>50.000</text:p>
          </table:table-cell>
          <table:table-cell table:number-columns-repeated="2"/>
          <table:table-cell office:value-type="string">
            <text:p>Bip</text:p>
          </table:table-cell>
          <table:table-cell office:value-type="float" office:value="30000">
            <text:p>30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gMarizta</text:p>
          </table:table-cell>
          <table:table-cell office:value-type="float" office:value="14500">
            <text:p>14.500</text:p>
          </table:table-cell>
          <table:table-cell/>
          <table:table-cell office:value-type="float" office:value="14500">
            <text:p>14500</text:p>
          </table:table-cell>
        </table:table-row>
        <table:table-row table:style-name="ro4">
          <table:table-cell table:number-columns-repeated="2"/>
          <table:table-cell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2"/>
          <table:table-cell table:style-name="ce1"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17000">
            <text:p>17.000</text:p>
          </table:table-cell>
          <table:table-cell table:number-columns-repeated="2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office:value-type="float" office:value="14000">
            <text:p>14.000</text:p>
          </table:table-cell>
          <table:table-cell table:number-columns-repeated="2"/>
          <table:table-cell office:value-type="string">
            <text:p>taxi</text:p>
          </table:table-cell>
          <table:table-cell office:value-type="float" office:value="7500">
            <text:p>7.5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table:number-columns-repeated="2"/>
          <table:table-cell office:value-type="string">
            <text:p>seguro y 300(desfazado)</text:p>
          </table:table-cell>
          <table:table-cell office:value-type="float" office:value="11000">
            <text:p>11.000</text:p>
          </table:table-cell>
          <table:table-cell/>
          <table:table-cell office:value-type="float" office:value="11000">
            <text:p>11000</text:p>
          </table:table-cell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formula="of:=SUM([.H11:.H27])" office:value-type="float" office:value="552200">
            <text:p>552.2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1:.D28])" office:value-type="float" office:value="521434">
            <text:p>521.434</text:p>
          </table:table-cell>
          <table:table-cell table:style-name="ce10" table:formula="of:=+[.D7]-[.D29]" office:value-type="float" office:value="166">
            <text:p>166</text:p>
          </table:table-cell>
          <table:table-cell table:number-columns-repeated="2"/>
          <table:table-cell table:style-name="ce10" table:formula="of:=+[.D7]-[.H28]" office:value-type="float" office:value="-30600">
            <text:p>-30.600</text:p>
          </table:table-cell>
          <table:table-cell table:number-columns-repeated="2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8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6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 Lider</text:p>
          </table:table-cell>
          <table:table-cell table:style-name="ce6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9" office:value-type="float" office:value="567000">
            <text:p>567.000</text:p>
          </table:table-cell>
          <table:table-cell table:style-name="ce6" office:value-type="float" office:value="603000">
            <text:p>603.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 CrediChile</text:p>
          </table:table-cell>
          <table:table-cell table:style-name="ce6" office:value-type="float" office:value="16000">
            <text:p>16.000</text:p>
          </table:table-cell>
          <table:table-cell table:style-name="Default" table:number-columns-repeated="3"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7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6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2">
          <table:table-cell/>
          <table:table-cell office:value-type="string">
            <text:p>T Lider</text:p>
          </table:table-cell>
          <table:table-cell table:style-name="ce6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2">
          <table:table-cell/>
          <table:table-cell office:value-type="string">
            <text:p>T CrediChile</text:p>
          </table:table-cell>
          <table:table-cell table:style-name="ce6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2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2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2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2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2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2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2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2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31-01-2019</text:date>, <text:time>12:34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Unix OpenOffice.org_project/416m1$Build-9790</meta:generator>
    <dc:date>2019-01-31T12:34:07</dc:date>
    <dc:creator>Máximo Meza</dc:creator>
    <meta:editing-duration>PT3H18M28S</meta:editing-duration>
    <meta:editing-cycles>21</meta:editing-cycles>
    <meta:document-statistic meta:table-count="4" meta:cell-count="264" meta:object-count="0"/>
  </office:meta>
</office:document-meta>
</file>